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person looking for a bed past midnight has problems it seems</text:p>
      <text:p text:style-name="Standard"/>
      <text:p text:style-name="Standard">MOBILE / RESPONSIVE</text:p>
      <text:p text:style-name="Standard">ADMIN PAGE ORGANIZATION</text:p>
      <text:p text:style-name="Standard">ROOMASS FUNCTIONALITY</text:p>
      <text:p text:style-name="Standard">Emails don't work, just print to console atm. There is a link to fleshing this out on part 8.</text:p>
      <text:p text:style-name="Standard"/>
      <text:p text:style-name="Standard">more precise times?</text:p>
      <text:p text:style-name="Standard"/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Is there a way to plug in a date range and find multiple rooms that will satisfy it?</text:p>
      <text:p text:style-name="Standard">No confirmation upon successful booking submisson + confirmations generally</text:p>
      <text:p text:style-name="Standard"><text:tab/>entering nothing or whitespace into booking will silently fail</text:p>
      <text:p text:style-name="Standard">Perhaps limit booking to some number of months ahead, for some number of weeks total.</text:p>
      <text:p text:style-name="Standard"/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CREATION OF USERS / PERSONS / CHILDREN needs to be understood and finalized</text:p>
      <text:p text:style-name="Standard"/>
      <text:p text:style-name="P4">events die? </text:p>
      <text:p text:style-name="Standard"><text:tab/>run worker and scheduler tonight and check</text:p>
      <text:p text:style-name="P2"/>
      <text:p text:style-name="P1">Work on edit buttons for My Room</text:p>
      <text:p text:style-name="P1"><text:tab/>DELETE needs to be implemented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3"/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  <text:p text:style-name="Standard"># settings.py</text:p>
      <text:p text:style-name="Standard"><text:s/>USE_TZ = True </text:p>
      <text:p text:style-name="Standard">TIME_ZONE = 'America/New_York' # Replace with your desired default time zone </text:p>
      <text:p text:style-name="Standard"/>
      <text:p text:style-name="Standard"><text:soft-page-break/>…</text:p>
      <text:p text:style-name="Standard">for a Model</text:p>
      <text:p text:style-name="Standard">def save(self, *args, **kwargs):</text:p>
      <text:p text:style-name="Standard"><text:s/># Ensure start_time and end_time are timezone-aware using the current timezone</text:p>
      <text:p text:style-name="Standard"><text:s/>if timezone.is_naive(self.start_time):</text:p>
      <text:p text:style-name="Standard"><text:tab/> self.start_time = timezone.make_aware(self.start_time, timezone.get_current_timezone()) </text:p>
      <text:p text:style-name="Standard"><text:s/>if timezone.is_naive(self.end_time):</text:p>
      <text:p text:style-name="Standard"><text:tab/> self.end_time = timezone.make_aware(self.end_time, timezone.get_current_timezone())</text:p>
      <text:p text:style-name="Standard"><text:s/>super().save(*args, **kwargs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5T13:29:32.37</dc:date>
    <dc:creator>Trevor Pierson</dc:creator>
    <meta:editing-duration>P5DT14H41M59S</meta:editing-duration>
    <meta:editing-cycles>90</meta:editing-cycles>
    <meta:generator>OpenOffice/4.1.13$Win32 OpenOffice.org_project/4113m1$Build-9810</meta:generator>
    <meta:document-statistic meta:table-count="0" meta:image-count="0" meta:object-count="0" meta:page-count="2" meta:paragraph-count="43" meta:word-count="319" meta:character-count="2093"/>
  </office:meta>
</office:document-meta>
</file>